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df5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df5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df54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5d014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26edbf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39e27d"/>
    </style:style>
    <style:style style:name="P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paragraph-rsid="0045d014"/>
    </style:style>
    <style:style style:name="P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paragraph-rsid="0049f6d1"/>
    </style:style>
    <style:style style:name="P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officeooo:paragraph-rsid="0046b53b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6875" officeooo:paragraph-rsid="004b687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45d01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49f6d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b53b" officeooo:paragraph-rsid="0046b53b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b687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5d014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6b53b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6875" officeooo:paragraph-rsid="004b687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39e27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bd23" officeooo:paragraph-rsid="0051bd23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bd23" officeooo:paragraph-rsid="0051bd2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5d014" officeooo:paragraph-rsid="0045d014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5d014" officeooo:paragraph-rsid="0046b53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4c7a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5d01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6b53b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officeooo:rsid="00411013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31195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7aa31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4c7a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aad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b687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5d01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9f6d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6b53b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e4c8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fbf3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17c1b" style:font-size-asian="12pt" style:font-weight-asian="bold" style:font-size-complex="12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5d014"/>
    </style:style>
    <style:style style:name="T26" style:family="text">
      <style:text-properties officeooo:rsid="0046f06b"/>
    </style:style>
    <style:style style:name="T27" style:family="text">
      <style:text-properties officeooo:rsid="00484bdc"/>
    </style:style>
    <style:style style:name="T28" style:family="text">
      <style:text-properties officeooo:rsid="0049f6d1"/>
    </style:style>
    <style:style style:name="T29" style:family="text">
      <style:text-properties officeooo:rsid="004b6875"/>
    </style:style>
    <style:style style:name="T30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6">5</text:span><text:span text:style-name="T7">0</text:span><text:span text:style-name="T22">2</text:span><text:span text:style-name="T8">a</text:span><text:span text:style-name="T9"> - </text:span><text:span text:style-name="T10">A/G </text:span><text:span text:style-name="T11">- </text:span><text:span text:style-name="T21">WSO</text:span><text:span text:style-name="T12"> </text:span><text:span text:style-name="T13">- </text:span><text:span text:style-name="T14">Unguided Bombs, </text:span><text:span text:style-name="T23">Dive Toss</text:span></text:p>
      <text:p text:style-name="P10"/>
      <text:p text:style-name="P23">Dive Toss -- WIP</text:p>
      <text:list xml:id="list2734817146" text:style-name="L7">
        <text:list-item>
          <text:p text:style-name="P24">Target altitude ... set</text:p>
        </text:list-item>
        <text:list-item>
          <text:p text:style-name="P24">Drag coefficient ... set</text:p>
        </text:list-item>
        <text:list-item>
          <text:p text:style-name="P24">Radar mode ... boresight</text:p>
        </text:list-item>
        <text:list-item>
          <text:p text:style-name="P24">Radar range ... 5 nmi??</text:p>
        </text:list-item>
        <text:list-item>
          <text:p text:style-name="P24">When pilot is pointed at the target, lock the middle of the ground return?</text:p>
        </text:list-item>
        <text:list-item>
          <text:p text:style-name="P24">...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2T23:16:20.694000000</dc:date>
    <meta:editing-duration>PT11H6M33S</meta:editing-duration>
    <meta:editing-cycles>5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4" meta:word-count="70" meta:character-count="311" meta:non-whitespace-character-count="261"/>
  </office:meta>
</office:document-meta>
</file>